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785cm" fo:margin-left="1.095cm" fo:break-before="page" table:align="left"/>
    </style:style>
    <style:style style:name="Tabla1.A" style:family="table-column">
      <style:table-column-properties style:column-width="15.194cm"/>
    </style:style>
    <style:style style:name="Tabla1.B" style:family="table-column">
      <style:table-column-properties style:column-width="3.591cm"/>
    </style:style>
    <style:style style:name="Tabla1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2" style:family="table-row">
      <style:table-row-properties style:min-row-height="0.478cm"/>
    </style:style>
    <style:style style:name="Tabla1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Tabla1.B3" style:family="table-cell">
      <style:table-cell-properties fo:padding="0.097cm" fo:border-left="none" fo:border-right="0.05pt solid #000000" fo:border-top="none" fo:border-bottom="none"/>
    </style:style>
    <style:style style:name="Tabla1.A4" style:family="table-cell">
      <style:table-cell-properties fo:padding="0.097cm" fo:border-left="0.05pt solid #000000" fo:border-right="none" fo:border-top="none" fo:border-bottom="none"/>
    </style:style>
    <style:style style:name="Tabla1.B4" style:family="table-cell">
      <style:table-cell-properties fo:padding="0.097cm" fo:border-left="none" fo:border-right="0.05pt solid #000000" fo:border-top="none" fo:border-bottom="none"/>
    </style:style>
    <style:style style:name="Tabla1.A5" style:family="table-cell">
      <style:table-cell-properties fo:padding="0.097cm" fo:border-left="0.05pt solid #000000" fo:border-right="none" fo:border-top="none" fo:border-bottom="none"/>
    </style:style>
    <style:style style:name="Tabla1.B5" style:family="table-cell">
      <style:table-cell-properties fo:padding="0.097cm" fo:border-left="none" fo:border-right="0.05pt solid #000000" fo:border-top="none" fo:border-bottom="none"/>
    </style:style>
    <style:style style:name="Tabla1.A6" style:family="table-cell">
      <style:table-cell-properties fo:padding="0.097cm" fo:border-left="0.05pt solid #000000" fo:border-right="none" fo:border-top="none" fo:border-bottom="none"/>
    </style:style>
    <style:style style:name="Tabla1.B6" style:family="table-cell">
      <style:table-cell-properties fo:padding="0.097cm" fo:border-left="none" fo:border-right="0.05pt solid #000000" fo:border-top="none" fo:border-bottom="none"/>
    </style:style>
    <style:style style:name="Tabla1.A7" style:family="table-cell">
      <style:table-cell-properties fo:padding="0.097cm" fo:border-left="0.05pt solid #000000" fo:border-right="none" fo:border-top="none" fo:border-bottom="none"/>
    </style:style>
    <style:style style:name="Tabla1.B7" style:family="table-cell">
      <style:table-cell-properties fo:padding="0.097cm" fo:border-left="none" fo:border-right="0.05pt solid #000000" fo:border-top="none" fo:border-bottom="none"/>
    </style:style>
    <style:style style:name="Tabla1.A8" style:family="table-cell">
      <style:table-cell-properties fo:padding="0.097cm" fo:border-left="0.05pt solid #000000" fo:border-right="none" fo:border-top="none" fo:border-bottom="none"/>
    </style:style>
    <style:style style:name="Tabla1.B8" style:family="table-cell">
      <style:table-cell-properties fo:padding="0.097cm" fo:border-left="none" fo:border-right="0.05pt solid #000000" fo:border-top="none" fo:border-bottom="none"/>
    </style:style>
    <style:style style:name="Tabla1.A9" style:family="table-cell">
      <style:table-cell-properties fo:padding="0.097cm" fo:border-left="0.05pt solid #000000" fo:border-right="none" fo:border-top="none" fo:border-bottom="none"/>
    </style:style>
    <style:style style:name="Tabla1.B9" style:family="table-cell">
      <style:table-cell-properties fo:padding="0.097cm" fo:border-left="none" fo:border-right="0.05pt solid #000000" fo:border-top="none" fo:border-bottom="none"/>
    </style:style>
    <style:style style:name="Tabla1.A10" style:family="table-cell">
      <style:table-cell-properties fo:padding="0.097cm" fo:border-left="0.05pt solid #000000" fo:border-right="none" fo:border-top="none" fo:border-bottom="none"/>
    </style:style>
    <style:style style:name="Tabla1.B10" style:family="table-cell">
      <style:table-cell-properties fo:padding="0.097cm" fo:border-left="none" fo:border-right="0.05pt solid #000000" fo:border-top="none" fo:border-bottom="none"/>
    </style:style>
    <style:style style:name="Tabla1.A11" style:family="table-cell">
      <style:table-cell-properties fo:padding="0.097cm" fo:border-left="0.05pt solid #000000" fo:border-right="none" fo:border-top="none" fo:border-bottom="none"/>
    </style:style>
    <style:style style:name="Tabla1.B11" style:family="table-cell">
      <style:table-cell-properties fo:padding="0.097cm" fo:border-left="none" fo:border-right="0.05pt solid #000000" fo:border-top="none" fo:border-bottom="none"/>
    </style:style>
    <style:style style:name="Tabla1.A1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B12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8.69cm" fo:margin-left="1.154cm" table:align="left"/>
    </style:style>
    <style:style style:name="Tabla3.A" style:family="table-column">
      <style:table-column-properties style:column-width="8.391cm"/>
    </style:style>
    <style:style style:name="Tabla3.B" style:family="table-column">
      <style:table-column-properties style:column-width="3.515cm"/>
    </style:style>
    <style:style style:name="Tabla3.C" style:family="table-column">
      <style:table-column-properties style:column-width="3.288cm"/>
    </style:style>
    <style:style style:name="Tabla3.D" style:family="table-column">
      <style:table-column-properties style:column-width="3.496cm"/>
    </style:style>
    <style:style style:name="Tabla3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97cm" fo:border="none">
        <style:background-image/>
      </style:table-cell-properties>
    </style:style>
    <style:style style:name="Tabla3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C3" style:family="table-cell">
      <style:table-cell-properties fo:padding="0.097cm" fo:border="none"/>
    </style:style>
    <style:style style:name="Tabla3.D3" style:family="table-cell">
      <style:table-cell-properties fo:padding="0.097cm" fo:border-left="none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A5" style:family="table-cell">
      <style:table-cell-properties fo:padding="0.097cm" fo:border-left="0.05pt solid #000000" fo:border-right="none" fo:border-top="none" fo:border-bottom="none"/>
    </style:style>
    <style:style style:name="Tabla3.B5" style:family="table-cell">
      <style:table-cell-properties fo:padding="0.097cm" fo:border="none"/>
    </style:style>
    <style:style style:name="Tabla3.C5" style:family="table-cell">
      <style:table-cell-properties fo:padding="0.097cm" fo:border="none"/>
    </style:style>
    <style:style style:name="Tabla3.D5" style:family="table-cell">
      <style:table-cell-properties fo:padding="0.097cm" fo:border-left="none" fo:border-right="0.05pt solid #000000" fo:border-top="none" fo:border-bottom="none"/>
    </style:style>
    <style:style style:name="Tabla3.A6" style:family="table-cell">
      <style:table-cell-properties fo:padding="0.097cm" fo:border-left="0.05pt solid #000000" fo:border-right="none" fo:border-top="none" fo:border-bottom="none"/>
    </style:style>
    <style:style style:name="Tabla3.B6" style:family="table-cell">
      <style:table-cell-properties fo:padding="0.097cm" fo:border="none"/>
    </style:style>
    <style:style style:name="Tabla3.C6" style:family="table-cell">
      <style:table-cell-properties fo:padding="0.097cm" fo:border="none"/>
    </style:style>
    <style:style style:name="Tabla3.D6" style:family="table-cell">
      <style:table-cell-properties fo:padding="0.097cm" fo:border-left="none" fo:border-right="0.05pt solid #000000" fo:border-top="none" fo:border-bottom="none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A8" style:family="table-cell">
      <style:table-cell-properties fo:padding="0.097cm" fo:border-left="0.05pt solid #000000" fo:border-right="none" fo:border-top="none" fo:border-bottom="none"/>
    </style:style>
    <style:style style:name="Tabla3.B8" style:family="table-cell">
      <style:table-cell-properties fo:padding="0.097cm" fo:border="none"/>
    </style:style>
    <style:style style:name="Tabla3.C8" style:family="table-cell">
      <style:table-cell-properties fo:padding="0.097cm" fo:border="none"/>
    </style:style>
    <style:style style:name="Tabla3.D8" style:family="table-cell">
      <style:table-cell-properties fo:padding="0.097cm" fo:border-left="none" fo:border-right="0.05pt solid #000000" fo:border-top="none" fo:border-bottom="none"/>
    </style:style>
    <style:style style:name="Tabla3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officeooo:paragraph-rsid="00875029" style:font-size-asian="8pt" style:font-name-complex="Lucida Sans1" style:font-size-complex="8pt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8pt" officeooo:paragraph-rsid="00875029" style:font-size-asian="8pt" style:font-name-complex="Lucida Sans1" style:font-size-complex="8pt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0" style:family="paragraph" style:parent-style-name="Standard">
      <style:text-properties fo:font-size="2pt" style:font-size-asian="2pt" style:font-size-complex="2pt"/>
    </style:style>
    <style:style style:name="P31" style:family="paragraph" style:parent-style-name="Standard">
      <style:text-properties style:font-name="Lucida Sans1" fo:font-size="14pt" style:font-size-asian="14pt" style:font-size-complex="14pt"/>
    </style:style>
    <style:style style:name="P32" style:family="paragraph" style:parent-style-name="Standard">
      <style:text-properties fo:font-size="6pt" officeooo:rsid="00cdbd7d" officeooo:paragraph-rsid="00cdbd7d" style:font-size-asian="5.25pt" style:font-size-complex="6pt"/>
    </style:style>
    <style:style style:name="P33" style:family="paragraph" style:parent-style-name="Standard">
      <style:text-properties fo:font-size="6pt" officeooo:rsid="00ce4090" officeooo:paragraph-rsid="00ce4090" style:font-size-asian="5.25pt" style:font-size-complex="6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42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c5f17" style:font-size-asian="8pt" style:font-weight-asian="normal" style:font-name-complex="Lucida Sans1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135ca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e26ce" style:font-size-asian="8pt" style:font-weight-asian="normal" style:font-name-complex="Lucida Sans1" style:font-size-complex="8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413b1d" officeooo:paragraph-rsid="00d0d937" style:font-size-asian="8pt" style:font-weight-asian="normal" style:font-name-complex="Lucida Sans1" style:font-size-complex="8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dbd7d" style:font-size-asian="8pt" style:font-weight-asian="normal" style:font-name-complex="Lucida Sans1" style:font-size-complex="8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d0d937" officeooo:paragraph-rsid="00d0d937" style:font-size-asian="8pt" style:font-weight-asian="normal" style:font-name-complex="Lucida Sans1" style:font-size-complex="8pt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5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dbd7d" style:font-size-asian="9pt" style:font-weight-asian="bold" style:font-name-complex="Lucida Sans1" style:font-size-complex="9pt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0d937" style:font-size-asian="9pt" style:font-weight-asian="bold" style:font-name-complex="Lucida Sans1" style:font-size-complex="9pt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b8e5a" style:font-size-asian="9pt" style:font-weight-asian="bold" style:font-name-complex="Lucida Sans1" style:font-size-complex="9pt" style:font-weight-complex="bold"/>
    </style:style>
    <style:style style:name="P62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63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db8e5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b5183f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8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dbd7d" style:font-size-asian="8pt" style:font-weight-asian="bold" style:font-name-complex="Lucida Sans1" style:font-size-complex="8pt" style:font-weight-complex="bold"/>
    </style:style>
    <style:style style:name="P6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c26650" style:font-size-asian="8pt" style:font-weight-asian="bold" style:font-name-complex="Lucida Sans1" style:font-size-complex="8pt" style:font-weight-complex="bold"/>
    </style:style>
    <style:style style:name="P70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b5183f" style:font-size-asian="8pt" style:font-weight-asian="bold" style:font-name-complex="Lucida Sans1" style:font-size-complex="8pt" style:font-weight-complex="bold"/>
    </style:style>
    <style:style style:name="P71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e4090" style:font-size-asian="8pt" style:font-weight-asian="bold" style:font-name-complex="Lucida Sans1" style:font-size-complex="8pt" style:font-weight-complex="bold"/>
    </style:style>
    <style:style style:name="P7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cdbd7d" officeooo:paragraph-rsid="00cdbd7d" style:font-size-asian="8pt" style:font-weight-asian="bold" style:font-name-complex="Lucida Sans1" style:font-size-complex="8pt" style:font-weight-complex="bold"/>
    </style:style>
    <style:style style:name="P73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ce4090" officeooo:paragraph-rsid="00ce4090" style:font-size-asian="8pt" style:font-weight-asian="bold" style:font-name-complex="Lucida Sans1" style:font-size-complex="8pt" style:font-weight-complex="bold"/>
    </style:style>
    <style:style style:name="P74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ucida Sans" fo:font-size="8pt" style:font-size-asian="8pt" style:font-size-complex="8pt"/>
    </style:style>
    <style:style style:name="P75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1b2caa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7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style:text-underline-style="solid" style:text-underline-width="auto" style:text-underline-color="font-color" fo:font-weight="bold" officeooo:paragraph-rsid="00d81092" style:font-size-asian="9pt" style:font-weight-asian="bold" style:font-name-complex="Lucida Sans1" style:font-size-complex="9pt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000000" fo:letter-spacing="0.004cm" fo:font-style="normal" style:font-style-asian="normal" style:font-style-complex="normal"/>
    </style:style>
    <style:style style:name="T5" style:family="text">
      <style:text-properties fo:color="#000000" fo:letter-spacing="-0.007cm" fo:font-style="normal" style:font-style-asian="normal" style:font-style-complex="normal"/>
    </style:style>
    <style:style style:name="T6" style:family="text">
      <style:text-properties fo:color="#000000" fo:letter-spacing="-0.007cm" fo:font-style="normal" officeooo:rsid="00105b3d" style:font-style-asian="normal" style:font-style-complex="normal"/>
    </style:style>
    <style:style style:name="T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8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9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0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T13" style:family="text">
      <style:text-properties fo:color="#221f1f" style:font-name="Lucida Sans1" fo:font-size="10pt" style:font-size-asian="10pt" style:font-name-complex="Lucida Sans1" style:font-size-complex="10pt"/>
    </style:style>
    <style:style style:name="T14" style:family="text">
      <style:text-properties fo:color="#221f1f" style:font-name="Lucida Sans1" fo:font-size="9pt" style:font-size-asian="9pt" style:font-name-complex="Lucida Sans1" style:font-size-complex="9pt"/>
    </style:style>
    <style:style style:name="T15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T16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T17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T18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T19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6" style:family="text">
      <style:text-properties fo:color="#221f1f" style:text-position="-5% 100%" fo:font-size="9pt" fo:letter-spacing="-0.009cm" style:font-size-asian="9pt" style:font-size-complex="9pt"/>
    </style:style>
    <style:style style:name="T2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8" style:family="text">
      <style:text-properties fo:color="#221f1f" fo:letter-spacing="-0.007cm" fo:font-style="normal" officeooo:rsid="001c3d3e" style:font-style-asian="normal" style:font-style-complex="normal"/>
    </style:style>
    <style:style style:name="T29" style:family="text">
      <style:text-properties fo:letter-spacing="-0.007cm" fo:font-style="italic" style:font-style-asian="italic" style:font-style-complex="italic"/>
    </style:style>
    <style:style style:name="T30" style:family="text">
      <style:text-properties fo:letter-spacing="-0.007cm" fo:font-style="normal" officeooo:rsid="001b2caa" style:font-style-asian="normal" style:font-style-complex="normal"/>
    </style:style>
    <style:style style:name="T31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3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6" style:family="text">
      <style:text-properties style:text-position="-5% 100%" style:font-name="Lucida Sans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37" style:family="text">
      <style:text-properties style:text-position="-5% 100%" style:font-name="Lucida Sans" fo:font-size="8pt" fo:font-style="normal" style:text-underline-style="none" style:font-size-asian="8pt" style:font-style-asian="normal" style:font-size-complex="8pt" style:font-style-complex="normal"/>
    </style:style>
    <style:style style:name="T38" style:family="text">
      <style:text-properties style:text-position="-5% 100%" style:font-name="Lucida Sans" fo:font-size="8pt" fo:font-style="normal" style:text-underline-style="none" officeooo:rsid="001b2caa" style:font-size-asian="8pt" style:font-style-asian="normal" style:font-size-complex="8pt" style:font-style-complex="normal"/>
    </style:style>
    <style:style style:name="T39" style:family="text">
      <style:text-properties style:text-position="-5% 100%" style:font-name="Lucida Sans" fo:font-size="8pt" fo:font-style="normal" style:text-underline-style="none" officeooo:rsid="00d95b0a" style:font-size-asian="8pt" style:font-style-asian="normal" style:font-size-complex="8pt" style:font-style-complex="normal"/>
    </style:style>
    <style:style style:name="T40" style:family="text">
      <style:text-properties style:text-position="-5% 100%" style:font-name="Lucida Sans" fo:font-size="8pt" fo:font-style="normal" style:text-underline-style="none" officeooo:rsid="00d0d937" style:font-size-asian="8pt" style:font-style-asian="normal" style:font-size-complex="8pt" style:font-style-complex="normal"/>
    </style:style>
    <style:style style:name="T41" style:family="text">
      <style:text-properties style:text-position="-5% 100%" style:font-name="Lucida Sans" fo:font-size="8pt" fo:font-style="normal" style:text-underline-style="none" officeooo:rsid="00db8e5a" style:font-size-asian="8pt" style:font-style-asian="normal" style:font-size-complex="8pt" style:font-style-complex="normal"/>
    </style:style>
    <style:style style:name="T42" style:family="text">
      <style:text-properties style:text-position="-5% 100%" style:font-name="Lucida Sans" fo:font-size="8pt" fo:font-style="normal" style:text-underline-style="none" officeooo:rsid="00cdbd7d" style:font-size-asian="8pt" style:font-style-asian="normal" style:font-size-complex="8pt" style:font-style-complex="normal"/>
    </style:style>
    <style:style style:name="T43" style:family="text">
      <style:text-properties style:text-position="-5% 100%" style:font-name="Lucida Sans" fo:font-style="normal" style:text-underline-style="none" officeooo:rsid="00ce4090" style:font-style-asian="normal" style:font-style-complex="normal"/>
    </style:style>
    <style:style style:name="T44" style:family="text">
      <style:text-properties style:text-position="-5% 100%" style:font-name="Lucida Sans" fo:font-style="normal" style:text-underline-style="none" officeooo:rsid="00cfe969" style:font-style-asian="normal" style:font-style-complex="normal"/>
    </style:style>
    <style:style style:name="T45" style:family="text">
      <style:text-properties style:text-position="-5% 100%" style:font-name="Lucida Sans" fo:font-style="normal" style:text-underline-style="none" officeooo:rsid="00d0d937" style:font-style-asian="normal" style:font-style-complex="normal"/>
    </style:style>
    <style:style style:name="T46" style:family="text">
      <style:text-properties style:text-position="-5% 100%" style:font-name="Lucida Sans" fo:font-style="normal" style:text-underline-style="none" officeooo:rsid="00d47c9f" style:font-style-asian="normal" style:font-style-complex="normal"/>
    </style:style>
    <style:style style:name="T47" style:family="text">
      <style:text-properties style:text-position="-5% 100%" style:font-name="Lucida Sans" fo:font-style="normal" style:text-underline-style="none" officeooo:rsid="00dc5f17" style:font-style-asian="normal" style:font-style-complex="normal"/>
    </style:style>
    <style:style style:name="T48" style:family="text">
      <style:text-properties style:text-position="-6% 100%" fo:font-style="normal" style:font-style-asian="normal" style:font-style-complex="normal"/>
    </style:style>
    <style:style style:name="T49" style:family="text">
      <style:text-properties style:use-window-font-color="true"/>
    </style:style>
    <style:style style:name="T50" style:family="text">
      <style:text-properties fo:letter-spacing="-0.009cm"/>
    </style:style>
    <style:style style:name="T51" style:family="text">
      <style:text-properties fo:letter-spacing="-0.009cm" officeooo:rsid="00ce4090"/>
    </style:style>
    <style:style style:name="T52" style:family="text">
      <style:text-properties fo:letter-spacing="-0.016cm"/>
    </style:style>
    <style:style style:name="T53" style:family="text">
      <style:text-properties officeooo:rsid="00d95b0a"/>
    </style:style>
    <style:style style:name="T54" style:family="text">
      <style:text-properties officeooo:rsid="00db8e5a"/>
    </style:style>
    <style:style style:name="T55" style:family="text">
      <style:text-properties style:text-underline-style="none" officeooo:rsid="00db8e5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94612468624272">
          <table:table-cell table:style-name="Tabla1.A1" table:number-columns-spanned="2" office:value-type="string">
            <text:p text:style-name="P73">Medios de Pag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2"><text:span text:style-name="Fuente_20_de_20_párrafo_20_predeter."><text:span text:style-name="T36"/></text:span></text:p>
          </table:table-cell>
          <table:table-cell table:style-name="Tabla1.B2" office:value-type="string">
            <text:p text:style-name="P58"><text:span text:style-name="Fuente_20_de_20_párrafo_20_predeter."><text:span text:style-name="T42">Importe</text:span></text:span></text:p>
          </table:table-cell>
        </table:table-row>
        <table:table-row table:style-name="TableLine94612468842000">
          <table:table-cell table:style-name="Tabla1.A11" office:value-type="string">
            <text:p text:style-name="P47"><text:span text:style-name="Fuente_20_de_20_párrafo_20_predeter."><text:span text:style-name="T43"><text:text-input text:description="&lt;for each=&quot;line in o.mapped('payment_ids.check_ids').sorted(key=lambda r:r.payment_date or r.issue_date)&quot;&gt;">For each check</text:text-input></text:span></text:span></text:p>
          </table:table-cell>
          <table:table-cell table:style-name="Tabla1.B11" office:value-type="string">
            <text:p text:style-name="P58"/>
          </table:table-cell>
        </table:table-row>
        <table:table-row table:style-name="TableLine94612468843072">
          <table:table-cell table:style-name="Tabla1.A11" office:value-type="string">
            <text:p text:style-name="P47"><text:span text:style-name="Fuente_20_de_20_párrafo_20_predeter."><text:span text:style-name="T46"><text:text-input text:description="&lt;&quot;Cheque nro %s - %s - Venc. %s&quot; % (line.name, line.bank_id.name or line.journal_id.name, formatLang(line.payment_date, date=True))&gt;">Cheque nro 1231231 – Bank – Venc. 12/12/2012</text:text-input></text:span></text:span></text:p>
          </table:table-cell>
          <table:table-cell table:style-name="Tabla1.B11" office:value-type="string">
            <text:p text:style-name="P42"><text:span text:style-name="Fuente_20_de_20_párrafo_20_predeter."><text:span text:style-name="T43"><text:text-input text:description="&lt;formatLang(line.amount)&gt;">9.999,50</text:text-input></text:span></text:span></text:p>
          </table:table-cell>
        </table:table-row>
        <table:table-row table:style-name="TableLine94612468843760">
          <table:table-cell table:style-name="Tabla1.A11" office:value-type="string">
            <text:p text:style-name="P52"><text:text-input text:description="&lt;/for&gt;">End For</text:text-input></text:p>
          </table:table-cell>
          <table:table-cell table:style-name="Tabla1.B11" office:value-type="string">
            <text:p text:style-name="P74"/>
          </table:table-cell>
        </table:table-row>
        <table:table-row table:style-name="TableLine94612468844400">
          <table:table-cell table:style-name="Tabla1.A11" office:value-type="string">
            <text:p text:style-name="P47"><text:span text:style-name="Fuente_20_de_20_párrafo_20_predeter."><text:span text:style-name="T43"><text:text-input text:description="&lt;for each=&quot;line in (o.payment_ids.filtered(lambda x: x.tax_withholding_id))&quot;&gt;">For each retencion</text:text-input></text:span></text:span></text:p>
          </table:table-cell>
          <table:table-cell table:style-name="Tabla1.B11" office:value-type="string">
            <text:p text:style-name="P74"/>
          </table:table-cell>
        </table:table-row>
        <table:table-row table:style-name="TableLine94612468844992">
          <table:table-cell table:style-name="Tabla1.A11" office:value-type="string">
            <text:p text:style-name="P47"><text:span text:style-name="Fuente_20_de_20_párrafo_20_predeter."><text:span text:style-name="T46"><text:text-input text:description="&lt;&quot;%s - %s&quot; % (line.tax_withholding_id.name, line.withholding_number or line.name)&gt;">Nombre impuesto: 01231231231321</text:text-input></text:span></text:span></text:p>
          </table:table-cell>
          <table:table-cell table:style-name="Tabla1.B11" office:value-type="string">
            <text:p text:style-name="P42"><text:span text:style-name="Fuente_20_de_20_párrafo_20_predeter."><text:span text:style-name="T43"><text:text-input text:description="&lt;formatLang(line.signed_amount_company_currency)&gt;">9.999,50</text:text-input></text:span></text:span></text:p>
          </table:table-cell>
        </table:table-row>
        <table:table-row table:style-name="TableLine94612468845632">
          <table:table-cell table:style-name="Tabla1.A11" office:value-type="string">
            <text:p text:style-name="P53"><text:text-input text:description="&lt;/for&gt;">End For</text:text-input></text:p>
          </table:table-cell>
          <table:table-cell table:style-name="Tabla1.B11" office:value-type="string">
            <text:p text:style-name="P74"/>
          </table:table-cell>
        </table:table-row>
        <table:table-row table:style-name="TableLine94612468846272">
          <table:table-cell table:style-name="Tabla1.A11" office:value-type="string">
            <text:p text:style-name="P48"><text:span text:style-name="Fuente_20_de_20_párrafo_20_predeter."><text:span text:style-name="T44"><text:text-input text:description="&lt;for each=&quot;line in o.payment_ids.filtered(lambda x: not x.tax_withholding_id and not x.check_ids)&quot;&gt;">For each other payment</text:text-input></text:span></text:span></text:p>
          </table:table-cell>
          <table:table-cell table:style-name="Tabla1.B11" office:value-type="string">
            <text:p text:style-name="P74"/>
          </table:table-cell>
        </table:table-row>
        <table:table-row table:style-name="TableLine94612468847184">
          <table:table-cell table:style-name="Tabla1.A11" office:value-type="string">
            <text:p text:style-name="P50"><text:span text:style-name="Fuente_20_de_20_párrafo_20_predeter."><text:span text:style-name="T44"><text:text-input text:description="&lt;&quot;%s%s&quot; % (line.journal_id.name, line.other_currency and &quot; (%s %s)&quot; % (formatLang(line.signed_amount), line.currency_id.name) or &quot;&quot;)&gt;">Journal name</text:text-input></text:span></text:span></text:p>
          </table:table-cell>
          <table:table-cell table:style-name="Tabla1.B11" office:value-type="string">
            <text:p text:style-name="P43"><text:span text:style-name="Fuente_20_de_20_párrafo_20_predeter."><text:span text:style-name="T43"><text:text-input text:description="&lt;formatLang(line.signed_amount_company_currency)&gt;">9.999,50</text:text-input></text:span></text:span></text:p>
          </table:table-cell>
        </table:table-row>
        <table:table-row table:style-name="TableLine94612468847904">
          <table:table-cell table:style-name="Tabla1.A11" office:value-type="string">
            <text:p text:style-name="P54"><text:text-input text:description="&lt;/for&gt;">End For</text:text-input></text:p>
          </table:table-cell>
          <table:table-cell table:style-name="Tabla1.B11" office:value-type="string">
            <text:p text:style-name="P74"/>
          </table:table-cell>
        </table:table-row>
        <table:table-row table:style-name="TableLine94612468848704">
          <table:table-cell table:style-name="Tabla1.A12" office:value-type="string">
            <text:p text:style-name="P75"><text:span text:style-name="T51">Total Pagado</text:span><text:span text:style-name="T50"> </text:span><text:span text:style-name="T52"><text:text-input text:description="&lt;o.currency_id.symbol&gt;">USD</text:text-input></text:span></text:p>
          </table:table-cell>
          <table:table-cell table:style-name="Tabla1.B12" office:value-type="string">
            <text:p text:style-name="P64"><text:text-input text:description="&lt;formatLang(o.payments_amount)&gt;">9.999,50</text:text-input></text:p>
          </table:table-cell>
        </table:table-row>
      </table:table>
      <text:p text:style-name="P3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94612468850560">
          <table:table-cell table:style-name="Tabla3.A1" table:number-columns-spanned="4" office:value-type="string">
            <text:p text:style-name="P68">Comprobantes <text:span text:style-name="T54">Imputados</text:span></text:p>
          </table:table-cell>
          <table:covered-table-cell/>
          <table:covered-table-cell/>
          <table:covered-table-cell/>
        </table:table-row>
        <table:table-row table:style-name="TableLine94612468859968">
          <table:table-cell table:style-name="Tabla3.A2" office:value-type="string">
            <text:p text:style-name="P62"><text:span text:style-name="Fuente_20_de_20_párrafo_20_predeter."><text:span text:style-name="T38"/></text:span></text:p>
          </table:table-cell>
          <table:table-cell table:style-name="Tabla3.B2" office:value-type="string">
            <text:p text:style-name="P57"><text:span text:style-name="Fuente_20_de_20_párrafo_20_predeter."><text:span text:style-name="T38">Fecha </text:span></text:span><text:span text:style-name="Fuente_20_de_20_párrafo_20_predeter."><text:span text:style-name="T37">Venc.</text:span></text:span></text:p>
          </table:table-cell>
          <table:table-cell table:style-name="Tabla3.B2" office:value-type="string">
            <text:p text:style-name="P57"><text:span text:style-name="Fuente_20_de_20_párrafo_20_predeter."><text:span text:style-name="T38">Importe </text:span></text:span><text:span text:style-name="Fuente_20_de_20_párrafo_20_predeter."><text:span text:style-name="T39">Original</text:span></text:span></text:p>
          </table:table-cell>
          <table:table-cell table:style-name="Tabla3.D2" office:value-type="string">
            <text:p text:style-name="P61"><text:span text:style-name="Fuente_20_de_20_párrafo_20_predeter."><text:span text:style-name="T39">Importe </text:span></text:span><text:span text:style-name="Fuente_20_de_20_párrafo_20_predeter."><text:span text:style-name="T41">Imputado</text:span></text:span></text:p>
          </table:table-cell>
        </table:table-row>
        <table:table-row table:style-name="TableLine94612468894272">
          <table:table-cell table:style-name="Tabla3.A8" office:value-type="string">
            <text:p text:style-name="P49"><text:span text:style-name="Fuente_20_de_20_párrafo_20_predeter."><text:span text:style-name="T43"><text:text-input text:description="&lt;for each=&quot;line in o.with_context(payment_group_id=o.id).matched_move_line_ids&quot;&gt;">For each check</text:text-input></text:span></text:span></text:p>
          </table:table-cell>
          <table:table-cell table:style-name="Tabla3.B8" office:value-type="string">
            <text:p text:style-name="P70"/>
          </table:table-cell>
          <table:table-cell table:style-name="Tabla3.C8" office:value-type="string">
            <text:p text:style-name="P70"/>
          </table:table-cell>
          <table:table-cell table:style-name="Tabla3.D8" office:value-type="string">
            <text:p text:style-name="P69"/>
          </table:table-cell>
        </table:table-row>
        <table:table-row table:style-name="TableLine94612468896592">
          <table:table-cell table:style-name="Tabla3.A8" office:value-type="string">
            <text:p text:style-name="P49"><text:span text:style-name="Fuente_20_de_20_párrafo_20_predeter."><text:span text:style-name="T45"><text:text-input text:description="&lt;line.move_id.display_name&gt;">Document number</text:text-input></text:span></text:span></text:p>
          </table:table-cell>
          <table:table-cell table:style-name="Tabla3.B8" office:value-type="string">
            <text:p text:style-name="P44"><text:span text:style-name="Fuente_20_de_20_párrafo_20_predeter."><text:span text:style-name="T47"><text:text-input text:description="&lt;formatLang(line.date_maturity, date=True)&gt;">10/10/2017</text:text-input></text:span></text:span></text:p>
          </table:table-cell>
          <table:table-cell table:style-name="Tabla3.C8" office:value-type="string">
            <text:p text:style-name="P44"><text:span text:style-name="Fuente_20_de_20_párrafo_20_predeter."><text:span text:style-name="T43"><text:text-input text:description="&lt;formatLang((o.partner_type == 'supplier' and -1.0 or 1.0) * line.balance)&gt;">9.999,50</text:text-input></text:span></text:span></text:p>
          </table:table-cell>
          <table:table-cell table:style-name="Tabla3.D8" office:value-type="string">
            <text:p text:style-name="P44"><text:span text:style-name="Fuente_20_de_20_párrafo_20_predeter."><text:span text:style-name="T43"><text:text-input text:description="&lt;formatLang((o.partner_type == 'supplier' and -1.0 or 1.0) * line.payment_group_matched_amount)&gt;">9.999,50</text:text-input></text:span></text:span></text:p>
          </table:table-cell>
        </table:table-row>
        <table:table-row table:style-name="TableLine94612468897552">
          <table:table-cell table:style-name="Tabla3.A8" office:value-type="string">
            <text:p text:style-name="P55"><text:text-input text:description="&lt;/for&gt;">End For</text:text-input></text:p>
          </table:table-cell>
          <table:table-cell table:style-name="Tabla3.B8" office:value-type="string">
            <text:p text:style-name="P72"/>
          </table:table-cell>
          <table:table-cell table:style-name="Tabla3.C8" office:value-type="string">
            <text:p text:style-name="P70"/>
          </table:table-cell>
          <table:table-cell table:style-name="Tabla3.D8" office:value-type="string">
            <text:p text:style-name="P69"/>
          </table:table-cell>
        </table:table-row>
        <table:table-row table:style-name="TableLine94612468898736">
          <table:table-cell table:style-name="Tabla3.A8" office:value-type="string">
            <text:p text:style-name="P49"><text:span text:style-name="Fuente_20_de_20_párrafo_20_predeter."><text:span text:style-name="T45"><text:text-input text:description="&lt;if test=&quot;o.unmatched_amount&quot;&gt;">If unmatched amount</text:text-input></text:span></text:span></text:p>
          </table:table-cell>
          <table:table-cell table:style-name="Tabla3.B8" office:value-type="string">
            <text:p text:style-name="P72"/>
          </table:table-cell>
          <table:table-cell table:style-name="Tabla3.C8" office:value-type="string">
            <text:p text:style-name="P70"/>
          </table:table-cell>
          <table:table-cell table:style-name="Tabla3.D8" office:value-type="string">
            <text:p text:style-name="P44"><text:span text:style-name="Fuente_20_de_20_párrafo_20_predeter."><text:span text:style-name="T43"/></text:span></text:p>
          </table:table-cell>
        </table:table-row>
        <table:table-row table:style-name="TableLine94612468899600">
          <table:table-cell table:style-name="Tabla3.A8" office:value-type="string">
            <text:p text:style-name="P51">A cuenta</text:p>
          </table:table-cell>
          <table:table-cell table:style-name="Tabla3.B8" office:value-type="string">
            <text:p text:style-name="P72"/>
          </table:table-cell>
          <table:table-cell table:style-name="Tabla3.C8" office:value-type="string">
            <text:p text:style-name="P70"/>
          </table:table-cell>
          <table:table-cell table:style-name="Tabla3.D8" office:value-type="string">
            <text:p text:style-name="P46"><text:span text:style-name="Fuente_20_de_20_párrafo_20_predeter."><text:span text:style-name="T43"><text:text-input text:description="&lt;formatLang(o.unmatched_amount)&gt;">9.999,50</text:text-input></text:span></text:span></text:p>
          </table:table-cell>
        </table:table-row>
        <table:table-row table:style-name="TableLine94612468900512">
          <table:table-cell table:style-name="Tabla3.A8" office:value-type="string">
            <text:p text:style-name="P56"><text:text-input text:description="&lt;/if&gt;">End if</text:text-input></text:p>
          </table:table-cell>
          <table:table-cell table:style-name="Tabla3.B8" office:value-type="string">
            <text:p text:style-name="P72"/>
          </table:table-cell>
          <table:table-cell table:style-name="Tabla3.C8" office:value-type="string">
            <text:p text:style-name="P70"/>
          </table:table-cell>
          <table:table-cell table:style-name="Tabla3.D8" office:value-type="string">
            <text:p text:style-name="P69"/>
          </table:table-cell>
        </table:table-row>
        <table:table-row table:style-name="TableLine94612468901424">
          <table:table-cell table:style-name="Tabla3.A9" table:number-columns-spanned="3" office:value-type="string">
            <text:p text:style-name="P66"><text:span text:style-name="T51">Total </text:span><text:span text:style-name="Fuente_20_de_20_párrafo_20_predeter."><text:span text:style-name="T55">Imputado</text:span></text:span><text:span text:style-name="T50"> </text:span><text:span text:style-name="T52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67"><text:text-input text:description="&lt;formatLang(o.unmatched_amount + o.matched_amount)&gt;">9.999,50</text:text-input></text:p>
          </table:table-cell>
        </table:table-row>
      </table:table>
      <text:p text:style-name="P33"/>
      <text:p text:style-name="P7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Standard">
      <style:text-properties style:font-name="Lucida Sans1" fo:font-size="14pt" style:font-size-asian="14pt" style:font-size-complex="14pt"/>
    </style:style>
    <style:style style:name="MP3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MP8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8pt" officeooo:paragraph-rsid="00875029" style:font-size-asian="8pt" style:font-name-complex="Lucida Sans1" style:font-size-complex="8pt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officeooo:paragraph-rsid="00875029" style:font-size-asian="8pt" style:font-name-complex="Lucida Sans1" style:font-size-complex="8pt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M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M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MP3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MP3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MT7" style:family="text">
      <style:text-properties fo:color="#221f1f" style:font-name="Lucida Sans1" fo:font-size="10pt" style:font-size-asian="10pt" style:font-name-complex="Lucida Sans1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tyle="normal" style:font-style-asian="normal" style:font-style-complex="normal"/>
    </style:style>
    <style:style style:name="MT13" style:family="text">
      <style:text-properties fo:color="#000000" fo:letter-spacing="0.004cm" fo:font-style="normal" style:font-style-asian="normal" style:font-style-complex="normal"/>
    </style:style>
    <style:style style:name="MT14" style:family="text">
      <style:text-properties fo:color="#000000" fo:letter-spacing="-0.007cm" fo:font-style="normal" officeooo:rsid="00105b3d" style:font-style-asian="normal" style:font-style-complex="normal"/>
    </style:style>
    <style:style style:name="MT1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6" style:family="text">
      <style:text-properties fo:color="#000000" fo:letter-spacing="-0.007cm" fo:font-style="normal" style:font-style-asian="normal" style:font-style-complex="normal"/>
    </style:style>
    <style:style style:name="MT17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18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19" style:family="text">
      <style:text-properties fo:color="#221f1f" style:font-name="Lucida Sans1" fo:font-size="9pt" style:font-size-asian="9pt" style:font-name-complex="Lucida Sans1" style:font-size-complex="9pt"/>
    </style:style>
    <style:style style:name="MT20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MT21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style:font-size-asian="9pt" style:font-size-complex="9pt"/>
    </style:style>
    <style:style style:name="MT25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MT26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27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8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29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/>
    <style:style style:name="MT34" style:family="text">
      <style:text-properties fo:color="#221f1f" fo:letter-spacing="-0.007cm" fo:font-style="normal" officeooo:rsid="001c3d3e" style:font-style-asian="normal" style:font-style-complex="normal"/>
    </style:style>
    <style:style style:name="M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6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7" style:family="text">
      <style:text-properties style:use-window-font-color="true"/>
    </style:style>
    <style:style style:name="MT38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3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4"/>
              <text:p text:style-name="MP4"/>
            </table:table-cell>
            <table:table-cell table:style-name="Tabla5.A1" table:number-rows-spanned="2" office:value-type="string">
              <text:p text:style-name="MP5"/>
              <text:p text:style-name="MP6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7"><text:text-input text:description="&lt;legend&gt;">legend</text:text-input></text:p>
            </table:table-cell>
            <table:table-cell table:style-name="Tabla5.A1" table:number-rows-spanned="2" office:value-type="string">
              <text:p text:style-name="MP8"/>
            </table:table-cell>
            <table:table-cell table:style-name="Tabla5.D1" table:number-rows-spanned="2" office:value-type="date" office:date-value="1899-12-30">
              <text:p text:style-name="MP9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10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11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2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3"/>
              <text:p text:style-name="MP13"><text:placeholder text:placeholder-type="text">&lt;if test="print_header"&gt;</text:placeholder></text:p>
              <text:p text:style-name="MP13"><text:placeholder text:placeholder-type="text">&lt;company.report_company_name or company.name&gt;</text:placeholder></text:p>
              <text:p text:style-name="MP14"><text:span text:style-name="MT10"><text:placeholder text:placeholder-type="text">&lt;company.partner_id.street&gt;</text:placeholder></text:span><text:span text:style-name="MT10"><text:s/>(</text:span><text:span text:style-name="MT10"><text:placeholder text:placeholder-type="text">&lt;company.partner_id.zip&gt;</text:placeholder></text:span><text:span text:style-name="MT10">)</text:span></text:p>
              <text:p text:style-name="MP15"><text:span text:style-name="MT11"><text:placeholder text:placeholder-type="text">&lt;company.partner_id.city&gt;</text:placeholder></text:span><text:span text:style-name="MT11"><text:s/>- </text:span><text:span text:style-name="MT11"><text:placeholder text:placeholder-type="text">&lt;company.partner_id.state_id.name&gt;</text:placeholder></text:span><text:span text:style-name="MT11"><text:s/>- </text:span><text:span text:style-name="MT11"><text:placeholder text:placeholder-type="text">&lt;company.partner_id.country_id.name&gt;</text:placeholder></text:span></text:p>
              <text:p text:style-name="MP15"><text:span text:style-name="MT11">Tel: </text:span><text:span text:style-name="MT11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6"><text:span text:style-name="MT12">I.V.A.: </text:span><text:span text:style-name="MT11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8"/>
            </table:table-cell>
            <table:covered-table-cell/>
            <table:table-cell table:style-name="Tabla5.A1" office:value-type="string">
              <text:p text:style-name="MP8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9"><text:span text:style-name="MT13"><text:text-input text:description="&lt;if test=&quot;print_header&quot;&gt;">IF2</text:text-input></text:span><text:span text:style-name="MT14">CUIT</text:span>: 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9"><text:span text:style-name="MT13"><text:text-input text:description="&lt;if test=&quot;print_header&quot;&gt;">IF2</text:text-input></text:span><text:span text:style-name="MT14">Ing. Brutos</text:span>: <text:text-input text:description="&lt;company.partner_id.gross_income_number&gt;">EXENTO</text:text-input><text:span text:style-name="MT13"><text:text-input text:description="&lt;/if&gt;">&lt;/if&gt;</text:text-input></text:span></text:p>
              <text:p text:style-name="MP20"><text:span text:style-name="MT13"><text:text-input text:description="&lt;if test=&quot;print_header&quot;&gt;">IF2</text:text-input></text:span><text:span text:style-name="MT15">Inicio de actividades</text:span><text:span text:style-name="MT16">: </text:span><text:span text:style-name="MT16"><text:text-input text:description="&lt;if test=&quot;company.partner_id.start_date&quot;&gt;">If</text:text-input></text:span><text:span text:style-name="MT16"><text:text-input text:description="&lt;formatLang(company.partner_id.start_date,date='true')&gt;">DD/MM/YYYY</text:text-input></text:span><text:span text:style-name="MT16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17"><text:text-input text:description="&lt;choose&gt;">ch</text:text-input></text:span><text:span text:style-name="MT17"><text:text-input text:description="&lt;when test=&quot;o.partner_type=='supplier'&quot;&gt;">wP</text:text-input></text:span><text:span text:style-name="MT18">Proveedor</text:span><text:span text:style-name="MT17"><text:text-input text:description="&lt;/when&gt;">/w</text:text-input></text:span><text:span text:style-name="MT17"><text:text-input text:description="&lt;when test=&quot;o.partner_type=='customer'&quot;&gt;">wR</text:text-input></text:span><text:span text:style-name="MT18">Cliente</text:span><text:span text:style-name="MT17"><text:text-input text:description="&lt;/when&gt;">/w</text:text-input></text:span><text:span text:style-name="MT17"><text:text-input text:description="&lt;/choose&gt;">/ch</text:text-input>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3"/>
              <text:p text:style-name="MP24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5"/>
              <text:p text:style-name="MP26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7"/>
              <text:p text:style-name="MP26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8"/>
              <text:p text:style-name="MP29"><text:span text:style-name="MT26"><text:placeholder text:placeholder-type="text">&lt;if test="o.partner_id.parent_id"&gt;</text:placeholder></text:span><text:span text:style-name="MT27">Enviar a</text:span><text:span text:style-name="MT21">: </text:span><text:span text:style-name="MT21"><text:placeholder text:placeholder-type="text">&lt;o.partner_id.name&gt;</text:placeholder></text:span><text:span text:style-name="MT21"><text:s/>- </text:span><text:span text:style-name="MT28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30"><text:span text:style-name="MT29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31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ext:p text:style-name="MP1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32"><text:span text:style-name="Fuente_20_de_20_párrafo_20_predeter."/></text:p>
            </table:table-cell>
            <table:table-cell table:style-name="Tabla6.A1" office:value-type="string">
              <text:p text:style-name="MP33"><text:span text:style-name="MT34">OBSERVACIONES</text:span>: <text:span text:style-name="MT35"><text:placeholder text:placeholder-type="text">&lt;o.notes&gt;</text:placeholder></text:span></text:p>
            </table:table-cell>
            <table:table-cell table:style-name="Tabla6.A1" office:value-type="string">
              <text:p text:style-name="MP34"/>
            </table:table-cell>
            <table:table-cell table:style-name="Tabla6.D1" office:value-type="string">
              <text:p text:style-name="MP35"><text:s text:c="29"/></text:p>
              <text:p text:style-name="MP36"><text:span text:style-name="Fuente_20_de_20_párrafo_20_predeter."><text:span text:style-name="MT36">Firma</text:span></text:span></text:p>
            </table:table-cell>
            <table:table-cell table:style-name="Tabla6.D1" office:value-type="string">
              <text:p text:style-name="MP37"/>
              <text:p text:style-name="MP38"><text:span text:style-name="Fuente_20_de_20_párrafo_20_predeter."><text:span text:style-name="MT37"><text:s text:c="30"/></text:span></text:span></text:p>
              <text:p text:style-name="MP39"><text:span text:style-name="Fuente_20_de_20_párrafo_20_predeter."><text:span text:style-name="MT38">Aclaración</text:span></text:span></text:p>
            </table:table-cell>
            <table:table-cell table:style-name="Tabla6.A1" office:value-type="string">
              <text:p text:style-name="MP34"/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2-04-09T12:41:42.255254423</dc:date>
    <meta:editing-duration>P2DT14H21M5S</meta:editing-duration>
    <meta:editing-cycles>559</meta:editing-cycles>
    <meta:generator>LibreOffice/6.4.7.2$Linux_X86_64 LibreOffice_project/40$Build-2</meta:generator>
    <meta:document-statistic meta:table-count="5" meta:image-count="0" meta:object-count="0" meta:page-count="1" meta:paragraph-count="66" meta:word-count="286" meta:character-count="1710" meta:non-whitespace-character-count="1574"/>
  </office:meta>
</office:document-meta>
</file>